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office:font-face-decls>
  <office:automatic-styles>
    <style:style style:name="P1" style:family="paragraph" style:parent-style-name="Preformatted_20_Text" style:list-style-name="L4"/>
    <style:style style:name="P2" style:family="paragraph" style:parent-style-name="Preformatted_20_Text" style:list-style-name="L4">
      <style:paragraph-properties fo:margin-top="0in" fo:margin-bottom="0.1965in" style:contextual-spacing="false" style:writing-mode="lr-tb"/>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mart Traffic Management System Simulator</text:h>
      <text:h text:style-name="Heading_20_2" text:outline-level="2">Introduction</text:h>
      <text:p text:style-name="Text_20_body">The <text:span text:style-name="Strong_20_Emphasis">Smart Traffic Management System Simulator</text:span> is designed to simulate urban traffic management in real-time. This C++ project demonstrates the use of advanced data structures and algorithms to optimize traffic flow, manage congestion, and prioritize emergency vehicle routing. The system dynamically adjusts traffic signals and recalculates vehicle routes based on real-time data, providing a practical approach to modern traffic challenges.</text:p>
      <text:p text:style-name="Horizontal_20_Line"/>
      <text:h text:style-name="Heading_20_2" text:outline-level="2">Key Features</text:h>
      <text:list xml:id="list3967929029" text:style-name="L1">
        <text:list-item>
          <text:p text:style-name="P3"><text:span text:style-name="Strong_20_Emphasis">City Traffic Network (Graph Representation)</text:span></text:p>
          <text:list>
            <text:list-item>
              <text:p text:style-name="P4">Represents city roads and intersections as a directed, weighted graph.</text:p>
            </text:list-item>
            <text:list-item>
              <text:p text:style-name="P4">Supports dynamic addition/removal of roads or intersections.</text:p>
            </text:list-item>
            <text:list-item>
              <text:p text:style-name="P4">Visualizes the graph structure for better understanding.</text:p>
            </text:list-item>
          </text:list>
        </text:list-item>
        <text:list-item>
          <text:p text:style-name="P3"><text:span text:style-name="Strong_20_Emphasis">Vehicle Routing System</text:span></text:p>
          <text:list>
            <text:list-item>
              <text:p text:style-name="P4">Implements Dijkstra's Algorithm for shortest path calculation.</text:p>
            </text:list-item>
            <text:list-item>
              <text:p text:style-name="P4">Dynamically recalculates routes based on changing traffic conditions.</text:p>
            </text:list-item>
            <text:list-item>
              <text:p text:style-name="P4">Tracks vehicle movement across the network.</text:p>
            </text:list-item>
          </text:list>
        </text:list-item>
        <text:list-item>
          <text:p text:style-name="P3"><text:span text:style-name="Strong_20_Emphasis">Traffic Signal Management</text:span></text:p>
          <text:list>
            <text:list-item>
              <text:p text:style-name="P4">Uses priority queues to manage incoming roads based on vehicle density.</text:p>
            </text:list-item>
            <text:list-item>
              <text:p text:style-name="P4">Dynamically adjusts green signal durations to reduce overall congestion.</text:p>
            </text:list-item>
            <text:list-item>
              <text:p text:style-name="P4">Overrides normal traffic operations for emergency situations.</text:p>
            </text:list-item>
          </text:list>
        </text:list-item>
        <text:list-item>
          <text:p text:style-name="P3"><text:span text:style-name="Strong_20_Emphasis">Congestion Monitoring</text:span></text:p>
          <text:list>
            <text:list-item>
              <text:p text:style-name="P4">Tracks vehicle density on each road using hash tables.</text:p>
            </text:list-item>
            <text:list-item>
              <text:p text:style-name="P4">Identifies and resolves congestion using BFS/DFS algorithms.</text:p>
            </text:list-item>
            <text:list-item>
              <text:p text:style-name="P4">Displays congestion levels for analysis.</text:p>
            </text:list-item>
          </text:list>
        </text:list-item>
        <text:list-item>
          <text:p text:style-name="P3"><text:span text:style-name="Strong_20_Emphasis">Emergency Vehicle Handling</text:span></text:p>
          <text:list>
            <text:list-item>
              <text:p text:style-name="P4">Calculates optimal routes for emergency vehicles using the A* algorithm.</text:p>
            </text:list-item>
            <text:list-item>
              <text:p text:style-name="P4">Overrides traffic signals to clear paths for emergency vehicles.</text:p>
            </text:list-item>
            <text:list-item>
              <text:p text:style-name="P4">Restores normal flow once emergencies are resolved.</text:p>
            </text:list-item>
          </text:list>
        </text:list-item>
        <text:list-item>
          <text:p text:style-name="P3"><text:span text:style-name="Strong_20_Emphasis">Accident and Road Closure Simulation</text:span></text:p>
          <text:list>
            <text:list-item>
              <text:p text:style-name="P4">Simulates disruptions by blocking roads dynamically.</text:p>
            </text:list-item>
            <text:list-item>
              <text:p text:style-name="P4">Re-routes traffic to minimize delays.</text:p>
            </text:list-item>
            <text:list-item>
              <text:p text:style-name="P4">Updates the traffic network to reflect the changes.</text:p>
            </text:list-item>
          </text:list>
        </text:list-item>
        <text:list-item>
          <text:p text:style-name="P3"><text:span text:style-name="Strong_20_Emphasis">Interactive Simulation Dashboard</text:span></text:p>
          <text:list>
            <text:list-item>
              <text:p text:style-name="P4">Visualizes traffic flow, signal statuses, and congestion levels.</text:p>
            </text:list-item>
            <text:list-item>
              <text:p text:style-name="P4"><text:soft-page-break/>Allows manual control for adding/removing vehicles or blocking roads.</text:p>
            </text:list-item>
            <text:list-item>
              <text:p text:style-name="P3">Generates logs of all system actions for analysis.</text:p>
            </text:list-item>
          </text:list>
        </text:list-item>
      </text:list>
      <text:p text:style-name="Horizontal_20_Line"/>
      <text:h text:style-name="Heading_20_2" text:outline-level="2">System Workflow</text:h>
      <text:list xml:id="list3104254879" text:style-name="L2">
        <text:list-item>
          <text:p text:style-name="P5"><text:span text:style-name="Strong_20_Emphasis">Initialization</text:span></text:p>
          <text:list>
            <text:list-item>
              <text:p text:style-name="P6">Defines the road network as a graph with weights representing travel times.</text:p>
            </text:list-item>
            <text:list-item>
              <text:p text:style-name="P6">Loads data for vehicles, signals, and emergencies from CSV files.</text:p>
            </text:list-item>
          </text:list>
        </text:list-item>
        <text:list-item>
          <text:p text:style-name="P5"><text:span text:style-name="Strong_20_Emphasis">Traffic Simulation</text:span></text:p>
          <text:list>
            <text:list-item>
              <text:p text:style-name="P6">Dynamically assigns routes to vehicles based on the current traffic state.</text:p>
            </text:list-item>
          </text:list>
        </text:list-item>
        <text:list-item>
          <text:p text:style-name="P5"><text:span text:style-name="Strong_20_Emphasis">Signal and Flow Management</text:span></text:p>
          <text:list>
            <text:list-item>
              <text:p text:style-name="P6">Adjusts signal timings based on vehicle density.</text:p>
            </text:list-item>
            <text:list-item>
              <text:p text:style-name="P6">Prioritizes heavily congested roads.</text:p>
            </text:list-item>
          </text:list>
        </text:list-item>
        <text:list-item>
          <text:p text:style-name="P5"><text:span text:style-name="Strong_20_Emphasis">Emergency Handling</text:span></text:p>
          <text:list>
            <text:list-item>
              <text:p text:style-name="P6">Reroutes traffic and adjusts signals for emergency vehicles.</text:p>
            </text:list-item>
            <text:list-item>
              <text:p text:style-name="P6">Restores normal operations after the emergency clears.</text:p>
            </text:list-item>
          </text:list>
        </text:list-item>
        <text:list-item>
          <text:p text:style-name="P5"><text:span text:style-name="Strong_20_Emphasis">Congestion Resolution</text:span></text:p>
          <text:list>
            <text:list-item>
              <text:p text:style-name="P6">Identifies congestion zones and reroutes vehicles to less busy paths.</text:p>
            </text:list-item>
            <text:list-item>
              <text:p text:style-name="P5">Continuously updates routes as traffic conditions evolve.</text:p>
            </text:list-item>
          </text:list>
        </text:list-item>
      </text:list>
      <text:p text:style-name="Horizontal_20_Line"/>
      <text:h text:style-name="Heading_20_2" text:outline-level="2">How to Run the Project</text:h>
      <text:h text:style-name="Heading_20_3" text:outline-level="3">Prerequisites</text:h>
      <text:list xml:id="list209910633" text:style-name="L3">
        <text:list-item>
          <text:p text:style-name="P8">A working <text:span text:style-name="Strong_20_Emphasis">C++ compiler</text:span> (e.g., GCC, MSVC).</text:p>
        </text:list-item>
        <text:list-item>
          <text:p text:style-name="P8">CSV files for input data:</text:p>
          <text:list>
            <text:list-item>
              <text:p text:style-name="P8"><text:span text:style-name="Source_20_Text">road_network.csv</text:span></text:p>
            </text:list-item>
            <text:list-item>
              <text:p text:style-name="P8"><text:span text:style-name="Source_20_Text">vehicles.csv</text:span></text:p>
            </text:list-item>
            <text:list-item>
              <text:p text:style-name="P8"><text:span text:style-name="Source_20_Text">traffic_signals.csv</text:span></text:p>
            </text:list-item>
            <text:list-item>
              <text:p text:style-name="P8"><text:span text:style-name="Source_20_Text">emergency_vehicles.csv</text:span></text:p>
            </text:list-item>
            <text:list-item>
              <text:p text:style-name="P7"><text:span text:style-name="Source_20_Text">road_closures.csv</text:span></text:p>
            </text:list-item>
          </text:list>
        </text:list-item>
      </text:list>
      <text:h text:style-name="Heading_20_3" text:outline-level="3">Steps to Execute</text:h>
      <text:list xml:id="list1411648320" text:style-name="L4">
        <text:list-item>
          <text:p text:style-name="P10"><text:span text:style-name="Strong_20_Emphasis">Clone the repository</text:span> (or download the project folder).</text:p>
        </text:list-item>
        <text:list-item>
          <text:p text:style-name="P9"><text:span text:style-name="Strong_20_Emphasis">Compile the source code</text:span> using the following command:</text:p>
          <text:p text:style-name="P1">bash</text:p>
          <text:p text:style-name="P1">Copy code</text:p>
          <text:p text:style-name="P2"><text:span text:style-name="Source_20_Text">g++ -o simulator *.cpp</text:span></text:p>
        </text:list-item>
        <text:list-item>
          <text:p text:style-name="P9"><text:span text:style-name="Strong_20_Emphasis">Run the compiled program</text:span>:</text:p>
          <text:p text:style-name="P1"><text:soft-page-break/>bash</text:p>
          <text:p text:style-name="P1">Copy code</text:p>
          <text:p text:style-name="P2"><text:span text:style-name="Source_20_Text">./simulator</text:span></text:p>
        </text:list-item>
      </text:list>
      <text:p text:style-name="Horizontal_20_Line"/>
      <text:h text:style-name="Heading_20_2" text:outline-level="2">Input Files and Formats</text:h>
      <text:list xml:id="list3232231981" text:style-name="L5">
        <text:list-item>
          <text:p text:style-name="P12"><text:span text:style-name="Strong_20_Emphasis"><text:span text:style-name="Source_20_Text">road_network.csv</text:span></text:span>: Defines intersections and roads with travel times.</text:p>
        </text:list-item>
        <text:list-item>
          <text:p text:style-name="P12"><text:span text:style-name="Strong_20_Emphasis"><text:span text:style-name="Source_20_Text">vehicles.csv</text:span></text:span>: Specifies vehicle IDs and their start and end points.</text:p>
        </text:list-item>
        <text:list-item>
          <text:p text:style-name="P12"><text:span text:style-name="Strong_20_Emphasis"><text:span text:style-name="Source_20_Text">traffic_signals.csv</text:span></text:span>: Provides initial signal timings at intersections.</text:p>
        </text:list-item>
        <text:list-item>
          <text:p text:style-name="P12"><text:span text:style-name="Strong_20_Emphasis"><text:span text:style-name="Source_20_Text">emergency_vehicles.csv</text:span></text:span>: Lists emergency vehicles and their priority levels.</text:p>
        </text:list-item>
        <text:list-item>
          <text:p text:style-name="P11"><text:span text:style-name="Strong_20_Emphasis"><text:span text:style-name="Source_20_Text">road_closures.csv</text:span></text:span>: Contains data for simulating road closures or accidents.</text:p>
        </text:list-item>
      </text:list>
      <text:p text:style-name="Horizontal_20_Line"/>
      <text:h text:style-name="Heading_20_2" text:outline-level="2">Expected Outputs</text:h>
      <text:p text:style-name="Text_20_body">The system generates:</text:p>
      <text:list xml:id="list3709447509" text:style-name="L6">
        <text:list-item>
          <text:p text:style-name="P14"><text:span text:style-name="Strong_20_Emphasis">Simulation Dashboard</text:span>: Displays traffic data and signal statuses.</text:p>
        </text:list-item>
        <text:list-item>
          <text:p text:style-name="P14"><text:span text:style-name="Strong_20_Emphasis">Vehicle Routing</text:span>: Shows optimal paths for vehicles.</text:p>
        </text:list-item>
        <text:list-item>
          <text:p text:style-name="P14"><text:span text:style-name="Strong_20_Emphasis">Congestion Levels</text:span>: Highlights congestion zones.</text:p>
        </text:list-item>
        <text:list-item>
          <text:p text:style-name="P13"><text:span text:style-name="Strong_20_Emphasis">Emergency Handling</text:span>: Demonstrates priority routing for emergency vehicles.</text:p>
        </text:list-item>
      </text:list>
      <text:p text:style-name="Text_20_body">Refer to the <text:span text:style-name="Strong_20_Emphasis">Sample Output</text:span> file provided for detailed exampl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22:49:07.308905765</meta:creation-date>
    <dc:date>2024-12-08T22:49:28.069781646</dc:date>
    <meta:editing-duration>PT21S</meta:editing-duration>
    <meta:editing-cycles>1</meta:editing-cycles>
    <meta:document-statistic meta:table-count="0" meta:image-count="0" meta:object-count="0" meta:page-count="3" meta:paragraph-count="79" meta:word-count="551" meta:character-count="3775" meta:non-whitespace-character-count="3364"/>
    <meta:generator>LibreOffice/7.2.6.2$Linux_X86_64 LibreOffice_project/b0ec3a565991f7569a5a7f5d24fed7f52653d754</meta:generator>
  </office:meta>
</office:document-meta>
</file>